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54pt" style:font-size-asian="54pt" style:font-size-complex="5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Prospectos Fertilizantes oleos vinagres suc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ernando hocevar</meta:initial-creator>
    <meta:creation-date>2024-12-10T18:05:55.46</meta:creation-date>
    <meta:printed-by>fernando hocevar</meta:printed-by>
    <meta:print-date>2024-12-10T18:07:41.34</meta:print-date>
    <meta:document-statistic meta:table-count="0" meta:image-count="0" meta:object-count="0" meta:page-count="1" meta:paragraph-count="1" meta:word-count="5" meta:character-count="45"/>
    <dc:date>2024-12-10T18:09:14.88</dc:date>
    <dc:creator>fernando hocevar</dc:creator>
    <meta:editing-duration>PT3M22S</meta:editing-duration>
    <meta:editing-cycles>1</meta:editing-cycles>
    <meta:generator>OpenOffice/4.1.15$Win32 OpenOffice.org_project/4115m2$Build-9813</meta:generator>
  </office:meta>
</office:document-meta>
</file>